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Header">
      <style:paragraph-properties fo:text-align="end" style:justify-single-word="false"/>
      <style:text-properties fo:color="#b847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si Protokol Tugas 2 Pemrograman Jaringan B</text:p>
      <text:p text:style-name="P1"/>
      <text:p text:style-name="P2">Untuk memulai chat, pertama jalankan program server_chat.py. Lalu anda akan diminta untuk memasukkan port yang akan digunakan sebagai chat server anda. Setelah itu, jalankan program client_chat.py. Anda akan diminta untuk mengisikan IP Address dan Port tempat server_chat.py dijalankan.</text:p>
      <text:p text:style-name="P2"/>
      <text:p text:style-name="P2">Untuk memulai chat, maka Anda harus login terlebih dahulu pada program client. Jika anda tidak login, maka anda tidak akan dapat menggunakan fitur-fitur yang ada dalam program chat ini. Cara login yang benar adalah dengan mengetikkan 'login {username}'. Disini, username harus merupakan satu buah kata (tidak boleh lebih dari satu kata). Jika login berhasil, maka System akan membalas dengan pesan login success. Jika anda mendapatkan pesan Username already exist, berarti username yang anda masukkan telah dipakai oleh user lain. Silakan memilih username lain untuk login kedalam program chat. Jika anda hanya mengetikkan kata login saja (tanpa username), maka system akan membalas dengan pesan Login need username. Selain itu, jika username anda memiliki lebih dari satu kata, maka system akan membalas dengan pesan Username invalid.</text:p>
      <text:p text:style-name="P2"/>
      <text:p text:style-name="P2">Setelah anda berhasil login, maka anda telah dapat menggunakan fitur-fitur yang terdapat didalam program chat. Fitur pertama adalah melakukan broadcast message kepada seluruh pengguna yang sudah login. Hal ini dapat dilakukan dengan mengetikkan 'sendall {message}'. Disini, message dapat terdiri lebih dari satu kata. Semua user akan menerima message anda , kecuali diri anda sendiri. </text:p>
      <text:p text:style-name="P2"/>
      <text:p text:style-name="P2">Fitur kedua adalah mengirim pesan kepada user tertentu. Hal ini dapat dilakukan dengan menggunakan perintah 'send {username} {message}'. Disini, username merupakan user yang dituju dan message adalah pesan yang akan dikirimkan ke user tersebut. </text:p>
      <text:p text:style-name="P2"/>
      <text:p text:style-name="P2">Fitur ketiga adalah untuk mengetahui user-user yang sudah login kedalam chat. Hal ini dapat dilakukan dengan mengetikkan 'list'. Lalu, system akan membalas dengan isi pesan user-user yang telah login kedalam chat. User yang diberikan akan dipisahkan oleh spasi.</text:p>
      <text:p text:style-name="P2"/>
      <text:p text:style-name="P2">Fitur terakhir adalah untuk mengetahui username diri anda sendiri. Hal ini dapat dilakukan dengan mengetikkan 'whoami'. System akan membalas dengan pesan yang berisi username anda.</text:p>
      <text:p text:style-name="P2"/>
      <text:p text:style-name="P2">Keempat fitur ini dapat digunakan jika anda telah login terlebih dahulu. Jika anda mencoba menjalankan keempat fitur ini sebelum login, maka system akan membalas dengan pesan Please login first. Ketika belum login, anda juga tidak dapat menerima pesan dari user manapun. Selain itu, jika anda mencoba untuk mengetikkan kata-kata yang diluar protokol, misal 'sendto ari hai', maka system akan membalasnya dengan pesan Invalid comm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b84700"/>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rianto Wibowo</text:p>
        <text:p text:style-name="MP1">511310003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5T17:17:18</meta:creation-date>
    <dc:date>2015-10-15T17:48:45</dc:date>
    <meta:editing-duration>PT27M39S</meta:editing-duration>
    <meta:editing-cycles>4</meta:editing-cycles>
    <meta:generator>LibreOffice/3.5$Linux_X86_64 LibreOffice_project/350m1$Build-2</meta:generator>
    <meta:document-statistic meta:table-count="0" meta:image-count="0" meta:object-count="0" meta:page-count="1" meta:paragraph-count="10" meta:word-count="387" meta:character-count="2700" meta:non-whitespace-character-count="2321"/>
  </office:meta>
</office:document-meta>
</file>